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none" fo:border-left="0.74pt solid #000000" fo:border-right="0.74pt solid #000000" fo:border-top="none"/>
      <style:text-properties style:text-position=""/>
    </style:style>
    <style:style style:name="ce12" style:family="table-cell" style:parent-style-name="Default" style:data-style-name="N1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>
      <style:text-properties style:text-position="" style:font-name="Liberation Sans" style:font-name-asian="Tahoma" style:font-name-complex="FreeSans"/>
    </style:style>
    <style:style style:name="ce7" style:family="table-cell" style:parent-style-name="Default" style:data-style-name="N2">
      <style:table-cell-properties fo:border="none"/>
      <style:text-properties style:text-position=""/>
    </style:style>
    <style:style style:name="ce8" style:family="table-cell" style:parent-style-name="Default" style:data-style-name="N1">
      <style:table-cell-properties fo:border="none"/>
      <style:text-properties style:text-position="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fo:border-top="none"/>
      <style:text-properties style:text-position="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 style:data-style-name="N2"/>
    <style:style style:name="ce21" style:family="table-cell" style:parent-style-name="Default">
      <style:text-properties style:font-name="Liberation Sans" style:font-name-asian="Tahoma" style:font-name-complex="FreeSans"/>
    </style:style>
    <style:style style:name="ce22" style:family="table-cell" style:parent-style-name="Default" style:data-style-name="N2">
      <style:table-cell-properties fo:border="none"/>
    </style:style>
    <style:style style:name="ce23" style:family="table-cell" style:parent-style-name="Default" style:data-style-name="N1">
      <style:table-cell-properties fo:border="none"/>
    </style:style>
    <style:style style:name="ce24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ce27" style:family="table-cell" style:parent-style-name="Default" style:data-style-name="N1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table table:name="by-Calc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VCC</text:p>
          </table:table-cell>
          <table:table-cell table:style-name="ce5" office:value-type="float" office:value="5.1" calcext:value-type="float">
            <text:p>5.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">
          <table:table-cell office:value-type="string" calcext:value-type="string">
            <text:p>ADCmax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table:style-name="ce6" table:formula="of:=(([.$B$4]/[.$B$1])*([.$B$2]/([.$B$2]+[.$B$3])))" office:value-type="float" office:value="62.6838235294118" calcext:value-type="float">
            <text:p>62.683823529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Cres</text:p>
          </table:table-cell>
          <table:table-cell table:formula="of:=[.B1]/[.B4]" office:value-type="float" office:value="0.00498533724340176" calcext:value-type="float">
            <text:p>0.0049853372</text:p>
          </table:table-cell>
          <table:table-cell/>
        </table:table-row>
        <table:table-row table:style-name="ro1">
          <table:table-cell office:value-type="string" calcext:value-type="string">
            <text:p>ADCvoltmax</text:p>
          </table:table-cell>
          <table:table-cell table:formula="of:=(([.B3]+[.B2])/[.B2])*[.B1]" office:value-type="float" office:value="16.32" calcext:value-type="float">
            <text:p>16.32</text:p>
          </table:table-cell>
          <table:table-cell/>
        </table:table-row>
        <table:table-row table:style-name="ro1">
          <table:table-cell office:value-type="string" calcext:value-type="string">
            <text:p>actual-full</text:p>
          </table:table-cell>
          <table:table-cell table:style-name="ce5" office:value-type="float" office:value="14.8" calcext:value-type="float">
            <text:p>14.80</text:p>
          </table:table-cell>
          <table:table-cell/>
        </table:table-row>
        <table:table-row table:style-name="ro1">
          <table:table-cell office:value-type="string" calcext:value-type="string">
            <text:p>actual-empty</text:p>
          </table:table-cell>
          <table:table-cell table:style-name="ce5" office:value-type="float" office:value="11" calcext:value-type="float">
            <text:p>11.00</text:p>
          </table:table-cell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style-name="ce5"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style-name="ce5"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A21:.A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crement</text:p>
          </table:table-cell>
          <table:table-cell table:formula="of:=([.B12]-[.B13])/([.B14]-1)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OLT-2-ADC</text:p>
          </table:table-cell>
          <table:table-cell table:style-name="ce7" office:value-type="float" office:value="14" calcext:value-type="float">
            <text:p>14.00</text:p>
          </table:table-cell>
          <table:table-cell table:style-name="ce8" table:formula="of:=[.B17]*[.B5]" office:value-type="float" office:value="877.573529411765" calcext:value-type="float">
            <text:p>878</text:p>
          </table:table-cell>
        </table:table-row>
        <table:table-row table:style-name="ro1">
          <table:table-cell table:style-name="ce1" office:value-type="string" calcext:value-type="string">
            <text:p>ADC-2-VOLT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formula="of:=[.B18]/[.B5]" office:value-type="float" office:value="0.0159530791788856" calcext:value-type="float">
            <text:p>0.02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AD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table:formula="of:=[.B12]" office:value-type="float" office:value="14" calcext:value-type="float">
            <text:p>14.00</text:p>
          </table:table-cell>
          <table:table-cell table:style-name="ce11" table:formula="of:=(([.$B$4]/[.$B$1])*([.$B$2]/([.$B$2]+[.$B$3])))*[.B21]" office:value-type="float" office:value="877.573529411765" calcext:value-type="float">
            <text:p>8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table:formula="of:=[.B21]-[.$B$15]" office:value-type="float" office:value="13.25" calcext:value-type="float">
            <text:p>13.25</text:p>
          </table:table-cell>
          <table:table-cell table:style-name="ce11" table:formula="of:=(([.$B$4]/[.$B$1])*([.$B$2]/([.$B$2]+[.$B$3])))*[.B22]" office:value-type="float" office:value="830.560661764706" calcext:value-type="float">
            <text:p>8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table:formula="of:=[.B22]-[.$B$15]" office:value-type="float" office:value="12.5" calcext:value-type="float">
            <text:p>12.50</text:p>
          </table:table-cell>
          <table:table-cell table:style-name="ce11" table:formula="of:=(([.$B$4]/[.$B$1])*([.$B$2]/([.$B$2]+[.$B$3])))*[.B23]" office:value-type="float" office:value="783.547794117647" calcext:value-type="float">
            <text:p>78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table:formula="of:=[.B23]-[.$B$15]" office:value-type="float" office:value="11.75" calcext:value-type="float">
            <text:p>11.75</text:p>
          </table:table-cell>
          <table:table-cell table:style-name="ce11" table:formula="of:=(([.$B$4]/[.$B$1])*([.$B$2]/([.$B$2]+[.$B$3])))*[.B24]" office:value-type="float" office:value="736.534926470588" calcext:value-type="float">
            <text:p>737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table:formula="of:=[.B24]-[.$B$15]" office:value-type="float" office:value="11" calcext:value-type="float">
            <text:p>11.00</text:p>
          </table:table-cell>
          <table:table-cell table:style-name="ce12" table:formula="of:=(([.$B$4]/[.$B$1])*([.$B$2]/([.$B$2]+[.$B$3])))*[.B25]" office:value-type="float" office:value="689.52205882353" calcext:value-type="float">
            <text:p>690</text:p>
          </table:table-cell>
        </table:table-row>
      </table:table>
      <table:table table:name="by-Measur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VCC</text:p>
          </table:table-cell>
          <table:table-cell table:style-name="ce20" office:value-type="float" office:value="5.1" calcext:value-type="float">
            <text:p>5.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1">
          <table:table-cell office:value-type="string" calcext:value-type="string">
            <text:p>ADCmax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test</text:p>
          </table:table-cell>
          <table:table-cell office:value-type="float" office:value="13.55" calcext:value-type="float">
            <text:p>13.55</text:p>
          </table:table-cell>
          <table:table-cell/>
        </table:table-row>
        <table:table-row table:style-name="ro1">
          <table:table-cell office:value-type="string" calcext:value-type="string">
            <text:p>ADCtest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table:style-name="ce21" table:formula="of:=[.B7]/[.B6]" office:value-type="float" office:value="71.9557195571956" calcext:value-type="float">
            <text:p>71.955719557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Cres</text:p>
          </table:table-cell>
          <table:table-cell table:formula="of:=[.B1]/[.B4]" office:value-type="float" office:value="0.00498533724340176" calcext:value-type="float">
            <text:p>0.0049853372</text:p>
          </table:table-cell>
          <table:table-cell/>
        </table:table-row>
        <table:table-row table:style-name="ro1">
          <table:table-cell office:value-type="string" calcext:value-type="string">
            <text:p>ADCvoltmax</text:p>
          </table:table-cell>
          <table:table-cell table:formula="of:=(([.B3]+[.B2])/[.B2])*[.B1]" office:value-type="float" office:value="16.32" calcext:value-type="float">
            <text:p>16.32</text:p>
          </table:table-cell>
          <table:table-cell/>
        </table:table-row>
        <table:table-row table:style-name="ro1">
          <table:table-cell office:value-type="string" calcext:value-type="string">
            <text:p>actual-full</text:p>
          </table:table-cell>
          <table:table-cell table:style-name="ce20" office:value-type="float" office:value="14.8" calcext:value-type="float">
            <text:p>14.80</text:p>
          </table:table-cell>
          <table:table-cell/>
        </table:table-row>
        <table:table-row table:style-name="ro1">
          <table:table-cell office:value-type="string" calcext:value-type="string">
            <text:p>actual-empty</text:p>
          </table:table-cell>
          <table:table-cell table:style-name="ce20" office:value-type="float" office:value="12" calcext:value-type="float">
            <text:p>12.00</text:p>
          </table:table-cell>
          <table:table-cell/>
        </table:table-row>
        <table:table-row table:style-name="ro1"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style-name="ce20" office:value-type="float" office:value="13.8" calcext:value-type="float">
            <text:p>13.80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style-name="ce20"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A24:.A2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crement</text:p>
          </table:table-cell>
          <table:table-cell table:formula="of:=([.B15]-[.B16])/([.B17]-1)" office:value-type="float" office:value="0.45" calcext:value-type="float">
            <text:p>0.4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6" office:value-type="string" calcext:value-type="string">
            <text:p>VOLT-2-ADC</text:p>
          </table:table-cell>
          <table:table-cell table:style-name="ce22" office:value-type="float" office:value="14" calcext:value-type="float">
            <text:p>14.00</text:p>
          </table:table-cell>
          <table:table-cell table:style-name="ce23" table:formula="of:=[.B20]*[.B8]" office:value-type="float" office:value="1007.38007380074" calcext:value-type="float">
            <text:p>1007</text:p>
          </table:table-cell>
        </table:table-row>
        <table:table-row table:style-name="ro1">
          <table:table-cell table:style-name="ce16" office:value-type="string" calcext:value-type="string">
            <text:p>ADC-2-VOLT</text:p>
          </table:table-cell>
          <table:table-cell table:style-name="ce23" office:value-type="float" office:value="1" calcext:value-type="float">
            <text:p>1</text:p>
          </table:table-cell>
          <table:table-cell table:style-name="ce22" table:formula="of:=[.B21]/[.B8]" office:value-type="float" office:value="0.0138974358974359" calcext:value-type="float">
            <text:p>0.01</text:p>
          </table:table-cell>
        </table:table-row>
        <table:table-row table:style-name="ro1">
          <table:table-cell table:style-name="ce16" table:number-columns-repeated="3"/>
        </table:table-row>
        <table:table-row table:style-name="ro1"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VOLTAGE</text:p>
          </table:table-cell>
          <table:table-cell table:style-name="ce17" office:value-type="string" calcext:value-type="string">
            <text:p>ADC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4" table:formula="of:=[.B15]" office:value-type="float" office:value="13.8" calcext:value-type="float">
            <text:p>13.80</text:p>
          </table:table-cell>
          <table:table-cell table:style-name="ce26" table:formula="of:=[.$B$8]*[.B24]" office:value-type="float" office:value="992.988929889299" calcext:value-type="float">
            <text:p>993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4" table:formula="of:=[.B24]-[.$B$18]" office:value-type="float" office:value="13.35" calcext:value-type="float">
            <text:p>13.35</text:p>
          </table:table-cell>
          <table:table-cell table:style-name="ce26" table:formula="of:=[.$B$8]*[.B25]" office:value-type="float" office:value="960.608856088561" calcext:value-type="float">
            <text:p>961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table:formula="of:=[.B25]-[.$B$18]" office:value-type="float" office:value="12.9" calcext:value-type="float">
            <text:p>12.90</text:p>
          </table:table-cell>
          <table:table-cell table:style-name="ce26" table:formula="of:=[.$B$8]*[.B26]" office:value-type="float" office:value="928.228782287823" calcext:value-type="float">
            <text:p>928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4" table:formula="of:=[.B26]-[.$B$18]" office:value-type="float" office:value="12.45" calcext:value-type="float">
            <text:p>12.45</text:p>
          </table:table-cell>
          <table:table-cell table:style-name="ce26" table:formula="of:=[.$B$8]*[.B27]" office:value-type="float" office:value="895.848708487085" calcext:value-type="float">
            <text:p>896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5" table:formula="of:=[.B27]-[.$B$18]" office:value-type="float" office:value="12" calcext:value-type="float">
            <text:p>12.00</text:p>
          </table:table-cell>
          <table:table-cell table:style-name="ce27" table:formula="of:=[.$B$8]*[.B28]" office:value-type="float" office:value="863.468634686347" calcext:value-type="float">
            <text:p>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number:number-style style:name="N122">
      <number:number number:decimal-places="0" number:min-integer-digits="2"/>
    </number:number-style>
    <number:number-style style:name="N123">
      <number:number number:decimal-places="2" number:min-integer-digits="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09:03:10.761104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7:26:48.296962733</meta:creation-date>
    <dc:date>2015-11-30T09:03:27.950837479</dc:date>
    <meta:editing-duration>PT5H48M27S</meta:editing-duration>
    <meta:editing-cycles>34</meta:editing-cycles>
    <meta:generator>LibreOffice/4.4.6.3$Linux_X86_64 LibreOffice_project/40m0$Build-3</meta:generator>
    <meta:document-statistic meta:table-count="2" meta:cell-count="104" meta:object-count="0"/>
  </office:meta>
</office:document-meta>
</file>